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66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 przez Królową</text:span><text:span text:style-name="T1"><text:line-break/></text:span><text:span text:style-name="T1">dajesz nam Króla,</text:span><text:span text:style-name="T1"><text:line-break/></text:span><text:span text:style-name="T1">Panie Boże nas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6-01-24T18:57:42.172000000</dc:date>
    <dc:language>pl-PL</dc:language>
    <meta:editing-cycles>30</meta:editing-cycles>
    <meta:editing-duration>PT1H23M1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